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orgia" svg:font-family="Georgia, serif"/>
    <style:font-face style:name="Lohit Devanagari1" svg:font-family="'Lohit Devanagari'"/>
    <style:font-face style:name="Roboto Mono" svg:font-family="'Roboto Mono', monospace"/>
    <style:font-face style:name="apple-system" svg:font-family="apple-system, BlinkMacSystemFont, 'Segoe UI', Roboto, Oxygen-Sans, Ubuntu, Cantarell, 'Helvetica Neue', sans-serif"/>
    <style:font-face style:name="monospace" svg:font-family="monospace, monospace"/>
    <style:font-face style:name="source-serif-pro" svg:font-family="source-serif-pro, Georgia, Cambria, 'Times New Roman', Times, serif"/>
    <style:font-face style:name="var font-family-code" svg:font-family="'var font-family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2c6d4" officeooo:paragraph-rsid="004e03e4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58dd75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12c6d4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575c23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style="normal" officeooo:rsid="00108272" officeooo:paragraph-rsid="00108272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style="normal" officeooo:rsid="005d2e88" officeooo:paragraph-rsid="005d2e88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5d529d" officeooo:paragraph-rsid="005d529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60c16e" officeooo:paragraph-rsid="0060c16e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style="normal" officeooo:rsid="005f7fff" officeooo:paragraph-rsid="005f7fff" fo:background-color="#dddddd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font-style="normal" officeooo:rsid="005f7fff" officeooo:paragraph-rsid="006214fb" fo:background-color="#dddddd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fo:background-color="#dddddd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/>
      <style:text-properties style:font-name="Ubuntu" fo:font-size="14pt" officeooo:paragraph-rsid="00575c2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orphans="2" fo:widows="2" fo:text-indent="0cm" style:auto-text-indent="false"/>
      <style:text-properties fo:color="#000000" loext:opacity="100%" style:font-name="Ubuntu" fo:font-size="14pt" fo:font-style="normal" officeooo:rsid="000f9e2d" officeooo:paragraph-rsid="005c6111" style:font-size-asian="14pt" style:font-style-asian="normal" style:font-size-complex="14pt" style:font-style-complex="normal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12c6d4" officeooo:paragraph-rsid="004beab3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P1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292929" loext:opacity="100%" style:font-name="source-serif-pro" fo:font-size="13.6999998092651pt" fo:font-style="normal" officeooo:rsid="000f9e2d" officeooo:paragraph-rsid="005d529d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style:line-height-at-least="0.774cm" fo:orphans="2" fo:widows="2" fo:text-indent="0cm" style:auto-text-indent="false"/>
    </style:style>
    <style:style style:name="P20" style:family="paragraph" style:parent-style-name="Text_20_body">
      <style:paragraph-properties fo:line-height="150%"/>
      <style:text-properties fo:color="#000000" loext:opacity="100%" style:font-name="Ubuntu" fo:font-size="14pt" fo:font-style="normal" officeooo:rsid="005d2e88" officeooo:paragraph-rsid="005d2e88" style:font-size-asian="14pt" style:font-style-asian="normal" style:font-size-complex="14pt" style:font-style-complex="normal"/>
    </style:style>
    <style:style style:name="P21" style:family="paragraph" style:parent-style-name="Text_20_body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22" style:family="paragraph" style:parent-style-name="Text_20_body">
      <style:paragraph-properties fo:line-height="150%"/>
      <style:text-properties officeooo:paragraph-rsid="005d529d"/>
    </style:style>
    <style:style style:name="P23" style:family="paragraph" style:parent-style-name="Heading_20_1">
      <style:paragraph-properties fo:line-height="150%" fo:text-align="center" style:justify-single-word="false"/>
      <style:text-properties fo:color="#000000" loext:opacity="100%" style:font-name="Ubuntu" fo:font-style="normal" style:font-style-asian="normal" style:font-style-complex="normal"/>
    </style:style>
    <style:style style:name="P2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2c6d4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214fb" officeooo:paragraph-rsid="006214fb" fo:background-color="#dddddd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fo:font-style="normal" officeooo:rsid="0065f05a" officeooo:paragraph-rsid="0065f05a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style="normal" officeooo:rsid="006a1924" officeooo:paragraph-rsid="006a1924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575c23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font-style="normal" officeooo:rsid="006757b8" officeooo:paragraph-rsid="006757b8" fo:background-color="#dddddd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fo:background-color="transparent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6757b8" officeooo:paragraph-rsid="006757b8" fo:background-color="transparent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693cf1" officeooo:paragraph-rsid="00693cf1" fo:background-color="transparent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fo:font-style="normal" officeooo:rsid="006757b8" officeooo:paragraph-rsid="006757b8" fo:background-color="#dddddd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font-style="normal" officeooo:rsid="00693cf1" officeooo:paragraph-rsid="00693cf1" fo:background-color="#dddddd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fo:background-color="#dddddd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margin-left="0cm" fo:margin-right="0cm" fo:line-height="150%" fo:orphans="0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margin-left="0cm" fo:margin-right="0cm" fo:line-height="150%" fo:orphans="0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fo:background-color="#dddddd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margin-left="0cm" fo:margin-right="0cm" fo:line-height="150%" fo:orphans="0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paragraph-rsid="00693cf1" fo:background-color="#dddddd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margin-left="0cm" fo:margin-right="0cm" fo:line-height="150%" fo:orphans="2" fo:widows="2" fo:text-indent="0cm" style:auto-text-indent="false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43" style:family="paragraph" style:parent-style-name="Text_20_body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44" style:family="paragraph" style:parent-style-name="Text_20_body">
      <style:paragraph-properties fo:line-height="150%"/>
      <style:text-properties fo:color="#000000" loext:opacity="100%" style:font-name="Ubuntu" fo:font-size="14pt" fo:font-style="normal" officeooo:rsid="006214fb" officeooo:paragraph-rsid="006214fb" fo:background-color="transparent" style:font-size-asian="14pt" style:font-style-asian="normal" style:font-size-complex="14pt" style:font-style-complex="normal"/>
    </style:style>
    <style:style style:name="P45" style:family="paragraph" style:parent-style-name="Text_20_body">
      <style:paragraph-properties fo:line-height="150%"/>
      <style:text-properties officeooo:paragraph-rsid="005d529d"/>
    </style:style>
    <style:style style:name="P4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47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T1" style:family="text">
      <style:text-properties fo:font-variant="normal" fo:text-transform="none" fo:letter-spacing="normal" fo:font-weight="normal"/>
    </style:style>
    <style:style style:name="T2" style:family="text">
      <style:text-properties fo:font-variant="normal" fo:text-transform="none" fo:letter-spacing="normal" fo:font-weight="normal" loext:padding="0cm" loext:border="none"/>
    </style:style>
    <style:style style:name="T3" style:family="text">
      <style:text-properties fo:font-variant="normal" fo:text-transform="none" fo:letter-spacing="normal" fo:font-weight="normal" officeooo:rsid="00575c23"/>
    </style:style>
    <style:style style:name="T4" style:family="text">
      <style:text-properties fo:font-variant="normal" fo:text-transform="none" fo:letter-spacing="normal" fo:font-weight="normal" officeooo:rsid="00575c23" loext:padding="0cm" loext:border="none"/>
    </style:style>
    <style:style style:name="T5" style:family="text">
      <style:text-properties fo:font-variant="normal" fo:text-transform="none" fo:letter-spacing="normal" fo:font-weight="normal" fo:background-color="#dddddd" loext:char-shading-value="0"/>
    </style:style>
    <style:style style:name="T6" style:family="text">
      <style:text-properties fo:font-variant="normal" fo:text-transform="none" fo:letter-spacing="normal" fo:font-weight="normal" fo:background-color="transparent" loext:char-shading-value="0"/>
    </style:style>
    <style:style style:name="T7" style:family="text">
      <style:text-properties fo:font-variant="normal" fo:text-transform="none" fo:letter-spacing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letter-spacing="normal" fo:font-style="normal" fo:font-weight="normal" officeooo:rsid="002d2161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 officeooo:rsid="005c6111" style:font-style-asian="normal" style:font-style-complex="normal"/>
    </style:style>
    <style:style style:name="T11" style:family="text">
      <style:text-properties fo:font-variant="normal" fo:text-transform="none" fo:letter-spacing="normal" fo:background-color="#dddddd" loext:char-shading-value="0"/>
    </style:style>
    <style:style style:name="T12" style:family="text">
      <style:text-properties fo:font-variant="normal" fo:text-transform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font-name="Ubuntu" fo:letter-spacing="normal" fo:font-style="normal" fo:font-weight="normal" style:font-style-asian="normal" style:font-style-complex="normal"/>
    </style:style>
    <style:style style:name="T14" style:family="text">
      <style:text-properties fo:font-variant="normal" fo:text-transform="none" style:font-name="Ubuntu" fo:letter-spacing="normal" fo:font-weight="normal"/>
    </style:style>
    <style:style style:name="T15" style:family="text">
      <style:text-properties fo:font-variant="normal" fo:text-transform="none" style:font-name="Ubuntu" fo:letter-spacing="normal" fo:font-weight="normal" officeooo:rsid="003f9345"/>
    </style:style>
    <style:style style:name="T16" style:family="text">
      <style:text-properties fo:font-variant="normal" fo:text-transform="none" style:font-name="Ubuntu" fo:letter-spacing="normal" fo:font-weight="normal" officeooo:rsid="00557735"/>
    </style:style>
    <style:style style:name="T17" style:family="text">
      <style:text-properties fo:font-variant="normal" fo:text-transform="none" style:font-name="Ubuntu" fo:letter-spacing="normal" fo:font-weight="normal" officeooo:rsid="00133a06"/>
    </style:style>
    <style:style style:name="T18" style:family="text">
      <style:text-properties fo:font-variant="normal" fo:text-transform="none" style:font-name="Ubuntu" fo:letter-spacing="normal" fo:font-weight="normal" officeooo:rsid="0058dd75"/>
    </style:style>
    <style:style style:name="T19" style:family="text">
      <style:text-properties fo:font-variant="normal" fo:text-transform="none" style:font-name="Ubuntu" fo:letter-spacing="normal" fo:font-weight="normal" loext:padding="0cm" loext:border="none"/>
    </style:style>
    <style:style style:name="T20" style:family="text">
      <style:text-properties fo:font-variant="normal" fo:text-transform="none" style:font-name="Ubuntu" fo:letter-spacing="normal" fo:font-weight="normal" officeooo:rsid="0063a396" loext:padding="0cm" loext:border="none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 loext:padding="0cm" loext:border="none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c6111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d529d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d529d" style:font-size-asian="14pt" style:font-style-asian="normal" style:font-size-complex="14pt" style:font-style-complex="normal" loext:padding="0cm" loext:border="none"/>
    </style:style>
    <style:style style:name="T2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60c16e" style:font-size-asian="14pt" style:font-style-asian="normal" style:font-size-complex="14pt" style:font-style-complex="normal"/>
    </style:style>
    <style:style style:name="T2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652a90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652a90" style:font-size-asian="14pt" style:font-style-asian="normal" style:font-size-complex="14pt" style:font-style-complex="normal" loext:padding="0cm" loext:border="none"/>
    </style:style>
    <style:style style:name="T2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d2161" style:font-style-asian="normal" style:font-style-complex="normal"/>
    </style:style>
    <style:style style:name="T3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c6111" style:font-style-asian="normal" style:font-style-complex="normal"/>
    </style:style>
    <style:style style:name="T3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e7053" style:font-style-asian="normal" style:font-style-complex="normal"/>
    </style:style>
    <style:style style:name="T3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d529d" style:font-style-asian="normal" style:font-style-complex="normal"/>
    </style:style>
    <style:style style:name="T33" style:family="text">
      <style:text-properties fo:font-variant="normal" fo:text-transform="none" fo:color="#000000" loext:opacity="100%" style:font-name="Ubuntu" fo:font-size="14pt" fo:font-style="normal" fo:font-weight="normal" style:font-style-asian="normal" style:font-style-complex="normal"/>
    </style:style>
    <style:style style:name="T34" style:family="text">
      <style:text-properties fo:font-variant="normal" fo:text-transform="none" fo:color="#000000" loext:opacity="100%"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Ubuntu" fo:font-size="14pt" fo:font-style="normal" fo:font-weight="normal" officeooo:rsid="005d529d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5290f4" style:font-style-asian="normal" style:font-style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12c6d4" style:font-style-asian="normal" style:font-style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523b67" style:font-style-asian="normal" style:font-style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557735" style:font-style-asian="normal" style:font-style-complex="normal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575c23" style:font-style-asian="normal" style:font-style-complex="normal"/>
    </style:style>
    <style:style style:name="T41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42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43" style:family="text">
      <style:text-properties fo:font-variant="normal" fo:text-transform="none" fo:font-weight="normal" style:font-weight-asian="normal" style:font-weight-complex="normal"/>
    </style:style>
    <style:style style:name="T44" style:family="text">
      <style:text-properties fo:font-variant="normal" fo:text-transform="none" style:font-name="Ubuntu" fo:letter-spacing="normal" fo:font-weight="normal" loext:padding="0cm" loext:border="none"/>
    </style:style>
    <style:style style:name="T45" style:family="text">
      <style:text-properties fo:font-variant="normal" fo:text-transform="none" style:font-name="Ubuntu" fo:letter-spacing="normal" fo:font-weight="normal" fo:background-color="transparent" loext:char-shading-value="0" loext:padding="0cm" loext:border="none"/>
    </style:style>
    <style:style style:name="T46" style:family="text">
      <style:text-properties fo:font-variant="normal" fo:text-transform="none" style:font-name="Ubuntu" fo:letter-spacing="normal" fo:font-weight="normal" fo:background-color="transparent" loext:char-shading-value="0"/>
    </style:style>
    <style:style style:name="T47" style:family="text">
      <style:text-properties style:font-name="Ubuntu" fo:letter-spacing="normal" fo:font-style="normal" fo:font-weight="normal" style:font-style-asian="normal" style:font-style-complex="normal"/>
    </style:style>
    <style:style style:name="T48" style:family="text">
      <style:text-properties officeooo:rsid="0049562d"/>
    </style:style>
    <style:style style:name="T49" style:family="text">
      <style:text-properties officeooo:rsid="0049d14c"/>
    </style:style>
    <style:style style:name="T50" style:family="text">
      <style:text-properties officeooo:rsid="00575c2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575c23" style:font-weight-asian="bold" style:font-weight-complex="bold"/>
    </style:style>
    <style:style style:name="T53" style:family="text">
      <style:text-properties fo:font-weight="bold" officeooo:rsid="006757b8" style:font-weight-asian="bold" style:font-weight-complex="bold"/>
    </style:style>
    <style:style style:name="T54" style:family="text">
      <style:text-properties fo:font-weight="bold" fo:background-color="transparent" loext:char-shading-value="0" style:font-weight-asian="bold" style:font-weight-complex="bold"/>
    </style:style>
    <style:style style:name="T55" style:family="text">
      <style:text-properties fo:background-color="#dddddd" loext:char-shading-value="0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06214fb" fo:background-color="transparent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6214fb"/>
    </style:style>
    <style:style style:name="T60" style:family="text">
      <style:text-properties officeooo:rsid="00693cf1"/>
    </style:style>
    <style:style style:name="T61" style:family="text">
      <style:text-properties officeooo:rsid="006a19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Closures</text:h>
      <text:p text:style-name="P2"><text:span text:style-name="Emphasis"><text:span text:style-name="T47">Closure</text:span></text:span><text:span text:style-name="Emphasis"><text:span text:style-name="T13"> </text:span></text:span><text:span text:style-name="T14">é quando uma função é capaz de "lembrar" e acessar seu escopo léxico mesmo quando ela está sendo executada fora de</text:span><text:span text:style-name="T16">le</text:span><text:span text:style-name="T14">. </text:span><text:span text:style-name="T17">Isso acontece pois ela vai preocurando nas camadas externas, </text:span><text:span text:style-name="T18">indo </text:span><text:span text:style-name="T17">de um escopo pro outro até encontrar. </text:span><text:span text:style-name="T15">Fazendo com que as variaveis dentro de uma função sejam privadas e persistentes. </text:span></text:p>
      <text:p text:style-name="P3"/>
      <text:p text:style-name="P13"><text:span text:style-name="T36">O</text:span><text:span text:style-name="T37"> fechamento fornece acesso ao escopo externo de uma função de dentro da função interna, mesmo após o fechamento da função externa, </text:span><text:span text:style-name="T38">ou seja, </text:span><text:span text:style-name="T37"><text:s/>faz referência a variáveis </text:span><text:span text:style-name="T39">d</text:span><text:span text:style-name="T37">o escopo externo </text:span><text:span text:style-name="T40">(função pai)</text:span><text:span text:style-name="T37"> </text:span><text:span text:style-name="T39">no</text:span><text:span text:style-name="T37"> escopo interno </text:span><text:span text:style-name="T40">(função filho)</text:span><text:span text:style-name="T37">. </text:span></text:p>
      <text:p text:style-name="P3"/>
      <text:p text:style-name="P1"><text:span text:style-name="T49">A</text:span>s variáveis externas podem manter seus estados entre várias chamadas. <text:span text:style-name="T48">A</text:span> função interna não mantém a cópia separada das variáveis externas, mas faz referência à <text:span text:style-name="T48">elas</text:span>, o que significa que o valor d<text:span text:style-name="T48">elas</text:span> será <text:span text:style-name="T50">modificado</text:span> se você alterá-lo usando a função interna.</text:p>
      <text:p text:style-name="P25"/>
      <text:p text:style-name="P15"><text:span text:style-name="T52">I</text:span><text:span text:style-name="T51">dentificar um encerramento:</text:span> se dentro de uma função você vir uma variável alienígena (não definida dentro dessa função), provavelmente essa função é um encerramento porque a variável alienígena foi capturada.</text:p>
      <text:p text:style-name="P3"/>
      <text:p text:style-name="P4"><text:span text:style-name="Strong_20_Emphasis"><text:span text:style-name="T7">Obs:</text:span></text:span><text:span text:style-name="T2"> Geralmente, os encerramentos são usados para privacidade de dados </text:span><text:span text:style-name="T4">e apenas</text:span><text:span text:style-name="T2"> a função interna é chamada de fechamento, </text:span><text:span text:style-name="T4">alem disso </text:span><text:span text:style-name="T3">um fechamento </text:span><text:span text:style-name="T1">é válido em vários níveis de funções internas</text:span></text:p>
      <text:p text:style-name="P4"/>
      <text:p text:style-name="P4"/>
      <text:p text:style-name="P4"/>
      <text:p text:style-name="P4"/>
      <text:p text:style-name="P4"/>
      <text:p text:style-name="P4"><text:soft-page-break/>_____________________________________________________________________</text:p>
      <text:h text:style-name="P24" text:outline-level="2">Escopo Léxico</text:h>
      <text:p text:style-name="P14"><text:span text:style-name="Emphasis"><text:span text:style-name="T9">Escopo lexico é o processo usado para definir o escopo de uma variavel por sua posição no codigo-fonte, </text:span></text:span><text:span text:style-name="Emphasis"><text:span text:style-name="T10">ou seja, </text:span></text:span><text:span text:style-name="Emphasis"><text:span text:style-name="T8">é o escopo onde a função </text:span></text:span><text:span text:style-name="Emphasis"><text:span text:style-name="T10">ou variavel</text:span></text:span><text:span text:style-name="Emphasis"><text:span text:style-name="T8"> foi (fisicamente) definida no codigo.</text:span></text:span></text:p>
      <text:p text:style-name="P14"><text:span text:style-name="Emphasis"><text:span text:style-name="T8"/></text:span></text:p>
      <text:p text:style-name="P17"><text:span text:style-name="Emphasis"><text:span text:style-name="T33">Se uma variável não pôde ser encontrada no escopo imediato, a engine irá procurar por ela no escopo externo mais próximo. Essa busca irá continuar até que o escopo global seja alcançado. Se a variável não estiver no escopo global, um erro será emitido.</text:span></text:span></text:p>
      <text:p text:style-name="P17"><text:span text:style-name="Emphasis"><text:span text:style-name="T23"/></text:span></text:p>
      <text:p text:style-name="P17"><text:span text:style-name="Emphasis"><text:span text:style-name="T30">O escopo léxico permite os escopos serem aninhados, com isso possibilitando</text:span></text:span><text:span text:style-name="Emphasis"><text:span text:style-name="T29"> </text:span></text:span><text:span text:style-name="Emphasis"><text:span text:style-name="T31">a função interna </text:span></text:span><text:span text:style-name="Emphasis"><text:span text:style-name="T30">de</text:span></text:span><text:span text:style-name="Emphasis"><text:span text:style-name="T31"> acessar as variaveis declaradas em seu escopo externo</text:span></text:span><text:span text:style-name="Emphasis"><text:span text:style-name="T32">.</text:span></text:span></text:p>
      <text:p text:style-name="P5">_____________________________________________________________________</text:p>
      <text:h text:style-name="P24" text:outline-level="2">Exemplos</text:h>
      <text:p text:style-name="P8">1:</text:p>
      <text:p text:style-name="P6"><text:span text:style-name="Strong_20_Emphasis"><text:span text:style-name="T5">function</text:span></text:span><text:span text:style-name="T11"> </text:span><text:span text:style-name="T5">pai( <text:s/>) { </text:span><text:span text:style-name="T55"><text:line-break/></text:span><text:span text:style-name="T56"> <text:s text:c="4"/></text:span><text:span text:style-name="Strong_20_Emphasis"><text:span text:style-name="T5">var</text:span></text:span><text:span text:style-name="T11"> </text:span><text:span text:style-name="T5">x = 1 </text:span><text:span text:style-name="T55"><text:line-break/></text:span><text:span text:style-name="T56"> <text:s text:c="4"/></text:span><text:span text:style-name="Strong_20_Emphasis"><text:span text:style-name="T5">function</text:span></text:span><text:span text:style-name="T11"> </text:span><text:span text:style-name="T5">filho( <text:s/>){ </text:span><text:span text:style-name="T55"><text:line-break/></text:span><text:span text:style-name="T56"> <text:s text:c="9"/></text:span><text:span text:style-name="Strong_20_Emphasis"><text:span text:style-name="T5">console</text:span></text:span><text:span text:style-name="T5">.log(x) </text:span><text:span text:style-name="T55"><text:line-break/></text:span><text:span text:style-name="T56"> <text:s text:c="9"/></text:span><text:span text:style-name="T5">x++ </text:span><text:span text:style-name="T55"><text:line-break/></text:span><text:span text:style-name="T56"> <text:s text:c="4"/></text:span><text:span text:style-name="T5">} </text:span><text:span text:style-name="T55"><text:line-break/></text:span><text:span text:style-name="T56"> <text:s text:c="4"/></text:span><text:span text:style-name="Strong_20_Emphasis"><text:span text:style-name="T5">return</text:span></text:span><text:span text:style-name="T11"> </text:span><text:span text:style-name="T5">filho </text:span><text:span text:style-name="T55"><text:line-break/></text:span><text:span text:style-name="T5">} </text:span><text:span text:style-name="T55"><text:line-break/><text:line-break/></text:span><text:span text:style-name="Strong_20_Emphasis"><text:span text:style-name="T5">var</text:span></text:span><text:span text:style-name="T11"> </text:span><text:span text:style-name="T5">contador = pai() </text:span><text:span text:style-name="T55"><text:line-break/></text:span><text:span text:style-name="T5">contador( <text:s/>) </text:span><text:span text:style-name="T6"><text:s/>// 1 </text:span><text:span text:style-name="T55"><text:line-break/></text:span><text:soft-page-break/><text:span text:style-name="T5">contador( <text:s/>) </text:span><text:span text:style-name="T6"><text:s/>// 2 </text:span><text:span text:style-name="T55"><text:line-break/></text:span><text:span text:style-name="T5">contador( <text:s/>) </text:span><text:span text:style-name="T6"><text:s/>// 3 </text:span></text:p>
      <text:p text:style-name="P6"/>
      <text:p text:style-name="P20"><text:bookmark text:name="09da"/><text:span text:style-name="T43">Como eu expliquei anteriormente, o escopo léxico faz com que a função </text:span><text:span text:style-name="Emphasis"><text:span text:style-name="T12">filho </text:span></text:span><text:span text:style-name="T43">tenha acesso às variáveis definidas pela função </text:span><text:span text:style-name="Emphasis"><text:span text:style-name="T12">pai</text:span></text:span><text:span text:style-name="T43">. Mas aí nós pegamos a função </text:span><text:span text:style-name="Emphasis"><text:span text:style-name="T12">filho </text:span></text:span><text:span text:style-name="T43">e a retornamos como um valor (no caso, retornamos a função à qual </text:span><text:span text:style-name="Emphasis"><text:span text:style-name="T12">filho </text:span></text:span><text:span text:style-name="T43">faz referência).</text:span></text:p>
      <text:p text:style-name="P19"><text:bookmark text:name="ac7c"/><text:span text:style-name="T34">Após executarmos a função </text:span><text:span text:style-name="Emphasis"><text:span text:style-name="T34">pai</text:span></text:span><text:span text:style-name="T34">, nós atribuímos o valor que ela retorna (no caso, a função </text:span><text:span text:style-name="Emphasis"><text:span text:style-name="T34">filho</text:span></text:span><text:span text:style-name="T34">) para uma nova variável chamada </text:span><text:span text:style-name="Emphasis"><text:span text:style-name="T34">contador</text:span></text:span><text:span text:style-name="T34">. O simples fato de atribuirmos a função </text:span><text:span text:style-name="Emphasis"><text:span text:style-name="T34">filho </text:span></text:span><text:span text:style-name="T34">para uma variável, faz com que a função </text:span><text:span text:style-name="Emphasis"><text:span text:style-name="T34">filho </text:span></text:span><text:span text:style-name="T34">ainda seja necessária, da mesma forma que as variáveis que ela utiliza (o </text:span><text:span text:style-name="Emphasis"><text:span text:style-name="T34">x </text:span></text:span><text:span text:style-name="T34">no escopo da função </text:span><text:span text:style-name="Emphasis"><text:span text:style-name="T34">pai</text:span></text:span><text:span text:style-name="T34">) e isso faz com que a função </text:span><text:span text:style-name="Emphasis"><text:span text:style-name="T34">pai </text:span></text:span><text:span text:style-name="Strong_20_Emphasis"><text:span text:style-name="T34">também seja necessária</text:span></text:span><text:span text:style-name="T34">. </text:span><text:span text:style-name="T35">Ou seja</text:span><text:span text:style-name="T34">, esses dados não serão coletados pelo </text:span><text:span text:style-name="Emphasis"><text:span text:style-name="T34">garbage collector </text:span></text:span><text:span text:style-name="T34">da </text:span><text:span text:style-name="Emphasis"><text:span text:style-name="T34">engine</text:span></text:span><text:span text:style-name="T34">, fazendo com que a informação ali contida seja persistente e possa ser utilizada fora de seu escopo estático.</text:span></text:p>
      <text:p text:style-name="P6"/>
      <text:p text:style-name="P8">2:</text:p>
      <text:p text:style-name="P10">function greeting( <text:s/>) { </text:p>
      <text:p text:style-name="P10"><text:span text:style-name="T56"><text:s text:c="5"/></text:span>let message = ‘Hi’ </text:p>
      <text:p text:style-name="P10"/>
      <text:p text:style-name="P10"><text:span text:style-name="T56"><text:s text:c="5"/></text:span>function sayHi( <text:s/>) { </text:p>
      <text:p text:style-name="P10"><text:span text:style-name="T56"><text:s text:c="10"/></text:span>console.log(message) </text:p>
      <text:p text:style-name="P10"><text:span text:style-name="T56"><text:s text:c="5"/></text:span>} </text:p>
      <text:p text:style-name="P10"/>
      <text:p text:style-name="P10"><text:span text:style-name="T56"><text:s text:c="5"/></text:span>return sayHi </text:p>
      <text:p text:style-name="P10">} </text:p>
      <text:p text:style-name="P10">let hi = greeting( <text:s/>) </text:p>
      <text:p text:style-name="P10">hi( <text:s/>) <text:span text:style-name="T56"><text:s/>// ainda consegue acessar a variavel “message” </text:span></text:p>
      <text:p text:style-name="P22"><text:span text:style-name="T26"/></text:p>
      <text:p text:style-name="P22"><text:span text:style-name="T26">A</text:span><text:span text:style-name="T24"> </text:span><text:span text:style-name="Source_20_Text"><text:span text:style-name="T25">greeting() </text:span></text:span><text:span text:style-name="T24">função retorna o </text:span><text:span text:style-name="Source_20_Text"><text:span text:style-name="T25">sayHi() </text:span></text:span><text:span text:style-name="T24">objeto de função.</text:span></text:p>
      <text:p text:style-name="P18"><text:soft-page-break/><text:span text:style-name="T21">Fora da </text:span><text:span text:style-name="Source_20_Text"><text:span text:style-name="T22">greeting() </text:span></text:span><text:span text:style-name="T21">função, atribuímos à </text:span><text:span text:style-name="Source_20_Text"><text:span text:style-name="T22">hi</text:span></text:span><text:span text:style-name="T21">variável o valor retornado pela </text:span><text:span text:style-name="Source_20_Text"><text:span text:style-name="T22">greeting() </text:span></text:span><text:span text:style-name="T21">função, que é uma referência da </text:span><text:span text:style-name="Source_20_Text"><text:span text:style-name="T22">sayHi() </text:span></text:span><text:span text:style-name="T21">função.</text:span></text:p>
      <text:p text:style-name="P18"><text:span text:style-name="T21">Então executamos a </text:span><text:span text:style-name="Source_20_Text"><text:span text:style-name="T22">sayHi() </text:span></text:span><text:span text:style-name="T21">função usando a referência dessa função: </text:span><text:span text:style-name="Source_20_Text"><text:span text:style-name="T22">hi()</text:span></text:span><text:span text:style-name="T21">.</text:span></text:p>
      <text:p text:style-name="P16">Porém, o interessante aqui é que, normalmente, uma variável local só existe durante a execução da função.</text:p>
      <text:p text:style-name="P18"><text:span text:style-name="T21">Isso significa que quando a </text:span><text:span text:style-name="Source_20_Text"><text:span text:style-name="T22">greeting() </text:span></text:span><text:span text:style-name="T21">função terminar de executar, a </text:span><text:span text:style-name="Source_20_Text"><text:span text:style-name="T22">message</text:span></text:span><text:span text:style-name="T21">variável não estará mais acessível.</text:span></text:p>
      <text:p text:style-name="P18"><text:span text:style-name="T21">Nesse caso, executamos a </text:span><text:span text:style-name="Source_20_Text"><text:span text:style-name="T22">hi() </text:span></text:span><text:span text:style-name="T21">função que referencia a </text:span><text:span text:style-name="Source_20_Text"><text:span text:style-name="T22">sayHi() </text:span></text:span><text:span text:style-name="T21">função, a </text:span><text:span text:style-name="Source_20_Text"><text:span text:style-name="T22">message</text:span></text:span><text:span text:style-name="T21">variável ainda existe.</text:span></text:p>
      <text:p text:style-name="P18"><text:span text:style-name="T21">A mágica disso é o fechamento. Em outras palavras, a </text:span><text:span text:style-name="Source_20_Text"><text:span text:style-name="T22">sayHi() </text:span></text:span><text:span text:style-name="T21">função é um fechamento.</text:span></text:p>
      <text:p text:style-name="P16"/>
      <text:p text:style-name="P9">3:</text:p>
      <text:p text:style-name="P11">function greeting(<text:span text:style-name="T59">message</text:span>) { </text:p>
      <text:p text:style-name="P11"><text:span text:style-name="T56"><text:s text:c="5"/></text:span><text:span text:style-name="T59">return </text:span>function(<text:span text:style-name="T59">name</text:span>) { </text:p>
      <text:p text:style-name="P11"><text:span text:style-name="T56"><text:s text:c="10"/></text:span><text:span text:style-name="T59">return message + ‘ ‘ + name </text:span></text:p>
      <text:p text:style-name="P11"><text:span text:style-name="T56"><text:s text:c="5"/></text:span>} </text:p>
      <text:p text:style-name="P11">} </text:p>
      <text:p text:style-name="P11">let <text:span text:style-name="T59">sayH</text:span>i = greeting(‘<text:span text:style-name="T59">hi’</text:span>) </text:p>
      <text:p text:style-name="P12">let sayHello = greeting(‘hello’) </text:p>
      <text:p text:style-name="P6"/>
      <text:p text:style-name="P12">console.log(sayHi(‘jhon’)) <text:span text:style-name="T56"><text:s/>// Hi jhon</text:span></text:p>
      <text:p text:style-name="P12">console.log(sayHello(‘jhon’)) <text:span text:style-name="T56"><text:s text:c="2"/>// Hello jhon</text:span></text:p>
      <text:p text:style-name="P7"/>
      <text:p text:style-name="P21"><text:span text:style-name="T1">A </text:span><text:span text:style-name="Source_20_Text"><text:span text:style-name="T19">greeting() </text:span></text:span><text:span text:style-name="T1">função recebe um argumento nomeado </text:span><text:span text:style-name="Source_20_Text"><text:span text:style-name="T19">message </text:span></text:span><text:span text:style-name="Source_20_Text"><text:span text:style-name="T20">e</text:span></text:span><text:span text:style-name="T1"> retorna uma função que aceita um único argumento chamado </text:span><text:span text:style-name="Source_20_Text"><text:span text:style-name="T19">name</text:span></text:span><text:span text:style-name="T1">.</text:span></text:p>
      <text:p text:style-name="P18"><text:span text:style-name="T21">A função de retorno retorna uma mensagem de saudação que é a combinação das variáveis </text:span><text:span text:style-name="Source_20_Text"><text:span text:style-name="T22">message </text:span></text:span><text:span text:style-name="T21">e </text:span><text:span text:style-name="Source_20_Text"><text:span text:style-name="T22">name</text:span></text:span><text:span text:style-name="T21">.</text:span></text:p>
      <text:p text:style-name="P18"><text:soft-page-break/><text:span text:style-name="T21">A </text:span><text:span text:style-name="Source_20_Text"><text:span text:style-name="T22">greeting() </text:span></text:span><text:span text:style-name="T21">função se comporta como uma fábrica de funções. Ele cria </text:span><text:span text:style-name="Source_20_Text"><text:span text:style-name="T22">sayHi() </text:span></text:span><text:span text:style-name="T21">e </text:span><text:span text:style-name="Source_20_Text"><text:span text:style-name="T22">sayHello() </text:span></text:span><text:span text:style-name="Source_20_Text"><text:span text:style-name="T28">funções</text:span></text:span><text:span text:style-name="T21"> com as respectivas mensagens “</text:span><text:span text:style-name="Source_20_Text"><text:span text:style-name="T22">Hi” </text:span></text:span><text:span text:style-name="T21">e “</text:span><text:span text:style-name="Source_20_Text"><text:span text:style-name="T22">Hello”</text:span></text:span><text:span text:style-name="T21">.</text:span></text:p>
      <text:p text:style-name="P18"><text:span text:style-name="T21">O </text:span><text:span text:style-name="Source_20_Text"><text:span text:style-name="T22">sayHi() </text:span></text:span><text:span text:style-name="T21">e </text:span><text:span text:style-name="Source_20_Text"><text:span text:style-name="T22">sayHello() </text:span></text:span><text:span text:style-name="T21">são fechamentos. Eles compartilham o mesmo corpo de função, mas armazenam escopos diferentes.</text:span></text:p>
      <text:p text:style-name="P18"><text:span text:style-name="T21">No </text:span><text:span text:style-name="Source_20_Text"><text:span text:style-name="T22">sayHi() </text:span></text:span><text:span text:style-name="T21">encerramento, o </text:span><text:span text:style-name="Source_20_Text"><text:span text:style-name="T22">message </text:span></text:span><text:span text:style-name="Source_20_Text"><text:span text:style-name="T28">é</text:span></text:span><text:span text:style-name="T21"> “</text:span><text:span text:style-name="Source_20_Text"><text:span text:style-name="T22">Hi”</text:span></text:span><text:span text:style-name="T21">, enquanto no </text:span><text:span text:style-name="Source_20_Text"><text:span text:style-name="T22">sayHello()</text:span></text:span><text:span text:style-name="Source_20_Text"><text:span text:style-name="T28"> </text:span></text:span><text:span text:style-name="T21">encerramento o </text:span><text:span text:style-name="Source_20_Text"><text:span text:style-name="T22">message</text:span></text:span><text:span text:style-name="T21"> </text:span><text:span text:style-name="T27">é “</text:span><text:span text:style-name="Source_20_Text"><text:span text:style-name="T22">Hello”</text:span></text:span><text:span text:style-name="T21">.</text:span></text:p>
      <text:p text:style-name="P7"/>
      <text:p text:style-name="P27"><text:span text:style-name="T51">4: </text:span><text:span text:style-name="T53">Manipulador de Eventos</text:span></text:p>
      <text:p text:style-name="P31">let countClicked = 0 </text:p>
      <text:p text:style-name="P31"/>
      <text:p text:style-name="P31">mybutton.addEventListener(‘click’, function handleClick( ) { </text:p>
      <text:p text:style-name="P31"><text:span text:style-name="T56"><text:s text:c="5"/></text:span>countClicked++ </text:p>
      <text:p text:style-name="P31"><text:span text:style-name="T56"><text:s text:c="5"/></text:span>myText.innerText = `You clicked ${countClicked} times` </text:p>
      <text:p text:style-name="P31">}) </text:p>
      <text:p text:style-name="P33"/>
      <text:p text:style-name="P21"><text:span text:style-name="T46">Quando o botão é clicado, </text:span><text:span text:style-name="Source_20_Text"><text:span text:style-name="T45">handleClick() </text:span></text:span><text:span text:style-name="T46">é executado em algum lugar dentro do código DOM. A execução acontece longe do local da definição.</text:span></text:p>
      <text:p text:style-name="P18"><text:span text:style-name="T42">Mas sendo um encerramento, </text:span><text:span text:style-name="Source_20_Text"><text:span text:style-name="T41">handleClick() </text:span></text:span><text:span text:style-name="T42">captura </text:span><text:span text:style-name="Source_20_Text"><text:span text:style-name="T41">countClicked </text:span></text:span><text:span text:style-name="T42">do escopo lexical e o atualiza quando um clique acontece. Ainda mais, </text:span><text:span text:style-name="Source_20_Text"><text:span text:style-name="T41">myText </text:span></text:span><text:span text:style-name="T42">é capturado também.</text:span></text:p>
      <text:p text:style-name="P33"/>
      <text:p text:style-name="P34">5: <text:span text:style-name="T60">Callback</text:span></text:p>
      <text:p text:style-name="P31">const message = ‘Hello, World!’ </text:p>
      <text:p text:style-name="P31">setTimeout(function callback( ) { </text:p>
      <text:p text:style-name="P31"><text:span text:style-name="T56"><text:s text:c="5"/></text:span>console.log(message) </text:p>
      <text:p text:style-name="P31">}, 1000) </text:p>
      <text:p text:style-name="P33"><text:span text:style-name="T1">O </text:span><text:span text:style-name="Source_20_Text"><text:span text:style-name="T19">callback() </text:span></text:span><text:span text:style-name="T1">é um encerramento porque captura a variável </text:span><text:span text:style-name="Source_20_Text"><text:span text:style-name="T19">message</text:span></text:span></text:p>
      <text:p text:style-name="P33"/>
      <text:p text:style-name="P35">6: forEach</text:p>
      <text:p text:style-name="P37"><text:soft-page-break/>let countEven = 0 </text:p>
      <text:p text:style-name="P37">const items = [1, 5, 100, 10] </text:p>
      <text:p text:style-name="P38"/>
      <text:p text:style-name="P37">items.forEach(function iterador(number) { </text:p>
      <text:p text:style-name="P37"><text:span text:style-name="T56"><text:s text:c="5"/></text:span>if(number % 2 === 0) { </text:p>
      <text:p text:style-name="P37"><text:span text:style-name="T56"><text:s text:c="10"/></text:span>countEven++ </text:p>
      <text:p text:style-name="P37"><text:span text:style-name="T54"><text:s text:c="5"/></text:span>} </text:p>
      <text:p text:style-name="P37">}) </text:p>
      <text:p text:style-name="P38"/>
      <text:p text:style-name="P37">console.log(countEven) </text:p>
      <text:p text:style-name="P33"/>
      <text:p text:style-name="P33"><text:span text:style-name="T1">O </text:span><text:span text:style-name="Source_20_Text"><text:span text:style-name="T19">iterator </text:span></text:span><text:span text:style-name="T1">é um fechamento porque captura </text:span><text:span text:style-name="Source_20_Text"><text:span text:style-name="T19">countEven </text:span></text:span><text:span text:style-name="T1">variável.</text:span></text:p>
      <text:p text:style-name="P33"/>
      <text:p text:style-name="P35">7: <text:span text:style-name="T61">Programação Funcional</text:span></text:p>
      <text:p text:style-name="P26">function multiply(a) { </text:p>
      <text:p text:style-name="P41"><text:span text:style-name="T57"><text:s text:c="5"/></text:span>return function executeMultiply(b) { </text:p>
      <text:p text:style-name="P41"><text:span text:style-name="T57"><text:s text:c="10"/></text:span>return a * b </text:p>
      <text:p text:style-name="P41"><text:span text:style-name="T57"><text:s text:c="5"/></text:span>} </text:p>
      <text:p text:style-name="P40">} </text:p>
      <text:p text:style-name="P42"/>
      <text:p text:style-name="P40">const double = multiply(2) </text:p>
      <text:p text:style-name="P39"><text:span text:style-name="T55">double(3) </text:span><text:s text:c="2"/>// 6</text:p>
      <text:p text:style-name="P39"><text:span text:style-name="T55">double(5) </text:span><text:s text:c="2"/>// 10</text:p>
      <text:p text:style-name="P42"/>
      <text:p text:style-name="P40">const triple = multiply(3) </text:p>
      <text:p text:style-name="P39"><text:span text:style-name="T55">triple(4) </text:span><text:s text:c="2"/>// 12</text:p>
      <text:p text:style-name="P33"/>
      <text:p text:style-name="P44"><text:span text:style-name="Source_20_Text"><text:span text:style-name="T19">multiply </text:span></text:span><text:span text:style-name="T1">é uma função curried que retorna outra função.</text:span></text:p>
      <text:p text:style-name="P46">Currying, um importante conceito de programação funcional, também é possível graças aos fechamentos.</text:p>
      <text:p text:style-name="P18"><text:soft-page-break/><text:span text:style-name="Source_20_Text"><text:span text:style-name="T41">executeMultiply(b) </text:span></text:span><text:span text:style-name="T42">é um fechamento que captura </text:span><text:span text:style-name="Source_20_Text"><text:span text:style-name="T41">a </text:span></text:span><text:span text:style-name="T42">de seu escopo lexical. Quando o fechamento é invocado, a variável capturada </text:span><text:span text:style-name="Source_20_Text"><text:span text:style-name="T41">a </text:span></text:span><text:span text:style-name="T42">e o parâmetro </text:span><text:span text:style-name="Source_20_Text"><text:span text:style-name="T41">b </text:span></text:span><text:span text:style-name="T42">são usados para calcular </text:span><text:span text:style-name="Source_20_Text"><text:span text:style-name="T41">a * b</text:span></text:span><text:span text:style-name="T42">.</text:span></text:p>
      <text:p text:style-name="P7"><text:span text:style-name="T58">_____________________________________________________________________</text:span></text:p>
      <text:p text:style-name="P29">praticar depo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orgia" svg:font-family="Georgia, serif"/>
    <style:font-face style:name="Lohit Devanagari1" svg:font-family="'Lohit Devanagari'"/>
    <style:font-face style:name="Roboto Mono" svg:font-family="'Roboto Mono', monospace"/>
    <style:font-face style:name="apple-system" svg:font-family="apple-system, BlinkMacSystemFont, 'Segoe UI', Roboto, Oxygen-Sans, Ubuntu, Cantarell, 'Helvetica Neue', sans-serif"/>
    <style:font-face style:name="monospace" svg:font-family="monospace, monospace"/>
    <style:font-face style:name="source-serif-pro" svg:font-family="source-serif-pro, Georgia, Cambria, 'Times New Roman', Times, serif"/>
    <style:font-face style:name="var font-family-code" svg:font-family="'var font-family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3:52:24.719243891</meta:creation-date>
    <dc:date>2023-05-07T09:59:46.929103402</dc:date>
    <meta:editing-duration>PT19H36M27S</meta:editing-duration>
    <meta:editing-cycles>49</meta:editing-cycles>
    <meta:generator>LibreOffice/7.0.4.2$Linux_X86_64 LibreOffice_project/00$Build-2</meta:generator>
    <meta:document-statistic meta:table-count="0" meta:image-count="0" meta:object-count="0" meta:page-count="7" meta:paragraph-count="89" meta:word-count="951" meta:character-count="6242" meta:non-whitespace-character-count="5157"/>
  </office:meta>
</office:document-meta>
</file>